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6.3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2.25cm" fo:min-width="2.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1.9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0.3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5.848cm" fo:padding-top="0.151cm" fo:padding-bottom="0.151cm" fo:padding-left="0.276cm" fo:padding-right="0.276cm"/>
    </style:style>
    <style:style style:name="gr7" style:family="graphic" style:parent-style-name="standard">
      <style:graphic-properties draw:textarea-horizontal-align="justify" draw:textarea-vertical-align="middle" draw:auto-grow-height="false" fo:min-height="3.15cm" fo:min-width="13.3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5.948cm" fo:padding-top="0.151cm" fo:padding-bottom="0.151cm" fo:padding-left="0.276cm" fo:padding-right="0.276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85cm" fo:min-width="2.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12.848cm" fo:padding-top="0.151cm" fo:padding-bottom="0.151cm" fo:padding-left="0.276cm" fo:padding-right="0.276cm"/>
    </style:style>
    <style:style style:name="gr11" style:family="graphic" style:parent-style-name="standard">
      <style:graphic-properties draw:fill-color="#ff33ff" draw:opacity="38%" draw:textarea-horizontal-align="justify" draw:textarea-vertical-align="middle" draw:auto-grow-height="false" fo:min-height="1.95cm" fo:min-width="6.2cm"/>
    </style:style>
    <style:style style:name="gr1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-color="#ff33ff" draw:opacity="38%"/>
      <style:paragraph-properties fo:text-align="center"/>
    </style:style>
    <style:style style:name="P7" style:family="paragraph">
      <style:text-properties fo:color="#ff33ff"/>
    </style:style>
    <style:style style:name="P8" style:family="paragraph">
      <loext:graphic-properties draw:fill="none" draw:fill-color="#ffffff"/>
      <style:text-properties fo:color="#ff33ff"/>
    </style:style>
    <style:style style:name="P9" style:family="paragraph">
      <style:text-properties fo:color="#ff6600"/>
    </style:style>
    <style:style style:name="P10" style:family="paragraph">
      <loext:graphic-properties draw:fill="none" draw:fill-color="#ffffff"/>
      <style:text-properties fo:color="#ff6600"/>
    </style:style>
    <style:style style:name="P11" style:family="paragraph">
      <loext:graphic-properties draw:fill="none" draw:fill-color="#ffffff"/>
      <style:text-properties fo:color="#6666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ff"/>
    </style:style>
    <style:style style:name="T4" style:family="text">
      <style:text-properties fo:color="#ff6600"/>
    </style:style>
    <style:style style:name="T5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8cm" svg:height="4cm" svg:x="2.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2.5cm" svg:x="2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0.8cm" svg:x="2.6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2.6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4.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88cm" svg:height="0.806cm" svg:x="2.7cm" svg:y="2.5cm">
          <draw:text-box>
            <text:p><text:span text:style-name="T1">Me</text:span><text:span text:style-name="T1">mo</text:span><text:span text:style-name="T1">ry</text:span></text:p>
          </draw:text-box>
        </draw:frame>
        <draw:frame draw:style-name="gr5" draw:text-style-name="P5" draw:layer="layout" svg:width="1.243cm" svg:height="1.039cm" svg:x="2.457cm" svg:y="3.561cm">
          <draw:text-box>
            <text:p><text:span text:style-name="T2">C</text:span><text:span text:style-name="T2">P</text:span><text:span text:style-name="T2">U</text:span></text:p>
            <text:p><text:span text:style-name="T2"><text:s text:c="2"/></text:span><text:span text:style-name="T2">0</text:span></text:p>
          </draw:text-box>
        </draw:frame>
        <draw:frame draw:style-name="gr5" draw:text-style-name="P5" draw:layer="layout" svg:width="1.243cm" svg:height="1.039cm" svg:x="4.057cm" svg:y="3.6cm">
          <draw:text-box>
            <text:p><text:span text:style-name="T2">C</text:span><text:span text:style-name="T2">P</text:span><text:span text:style-name="T2">U</text:span></text:p>
            <text:p><text:span text:style-name="T2"><text:s text:c="2"/></text:span><text:span text:style-name="T2">1</text:span></text:p>
          </draw:text-box>
        </draw:frame>
        <draw:custom-shape draw:style-name="gr2" draw:text-style-name="P2" draw:layer="layout" svg:width="3.1cm" svg:height="2.5cm" svg:x="5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0.8cm" svg:x="6.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6.1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7.7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88cm" svg:height="0.806cm" svg:x="6.2cm" svg:y="2.5cm">
          <draw:text-box>
            <text:p><text:span text:style-name="T1">Memory</text:span></text:p>
          </draw:text-box>
        </draw:frame>
        <draw:frame draw:style-name="gr5" draw:text-style-name="P5" draw:layer="layout" svg:width="1.243cm" svg:height="1.039cm" svg:x="5.957cm" svg:y="3.561cm">
          <draw:text-box>
            <text:p><text:span text:style-name="T2">CPU</text:span></text:p>
            <text:p><text:span text:style-name="T2"><text:s text:c="2"/></text:span><text:span text:style-name="T2">0</text:span></text:p>
          </draw:text-box>
        </draw:frame>
        <draw:frame draw:style-name="gr5" draw:text-style-name="P5" draw:layer="layout" svg:width="1.243cm" svg:height="1.039cm" svg:x="7.557cm" svg:y="3.6cm">
          <draw:text-box>
            <text:p><text:span text:style-name="T2">C</text:span><text:span text:style-name="T2">P</text:span><text:span text:style-name="T2">U</text:span></text:p>
            <text:p><text:span text:style-name="T2"><text:s text:c="2"/></text:span><text:span text:style-name="T2">1</text:span></text:p>
          </draw:text-box>
        </draw:frame>
        <draw:custom-shape draw:style-name="gr6" draw:text-style-name="P3" draw:layer="layout" svg:width="6.4cm" svg:height="0.8cm" svg:x="2.4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749cm" svg:height="0.806cm" svg:x="4cm" svg:y="5cm">
          <draw:text-box>
            <text:p><text:span text:style-name="T1">global Memory</text:span></text:p>
          </draw:text-box>
        </draw:frame>
        <draw:custom-shape draw:style-name="gr7" draw:text-style-name="P1" draw:layer="layout" svg:width="13.8cm" svg:height="3.4cm" svg:x="2.1cm" svg:y="6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5cm" svg:height="0.8cm" svg:x="2.3cm" svg:y="6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88cm" svg:height="0.806cm" svg:x="4.412cm" svg:y="6.6cm">
          <draw:text-box>
            <text:p><text:span text:style-name="T1">Memory</text:span></text:p>
          </draw:text-box>
        </draw:frame>
        <draw:custom-shape draw:style-name="gr9" draw:text-style-name="P2" draw:layer="layout" svg:width="3.1cm" svg:height="1.1cm" svg:x="2.3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2.6cm" svg:y="7.6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4.2cm" svg:y="7.63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43cm" svg:height="1.039cm" svg:x="2.457cm" svg:y="7.5cm">
          <draw:text-box>
            <text:p><text:span text:style-name="T2">CPU</text:span></text:p>
            <text:p><text:span text:style-name="T2"><text:s text:c="2"/></text:span><text:span text:style-name="T2">0</text:span></text:p>
          </draw:text-box>
        </draw:frame>
        <draw:frame draw:style-name="gr5" draw:text-style-name="P5" draw:layer="layout" svg:width="1.243cm" svg:height="1.039cm" svg:x="4.057cm" svg:y="7.539cm">
          <draw:text-box>
            <text:p><text:span text:style-name="T2">CPU</text:span></text:p>
            <text:p><text:span text:style-name="T2"><text:s text:c="2"/></text:span><text:span text:style-name="T2">1</text:span></text:p>
          </draw:text-box>
        </draw:frame>
        <draw:custom-shape draw:style-name="gr9" draw:text-style-name="P2" draw:layer="layout" svg:width="3.1cm" svg:height="1.1cm" svg:x="5.7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6cm" svg:y="7.6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7.6cm" svg:y="7.63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43cm" svg:height="1.039cm" svg:x="5.857cm" svg:y="7.5cm">
          <draw:text-box>
            <text:p><text:span text:style-name="T2">CPU</text:span></text:p>
            <text:p><text:span text:style-name="T2"><text:s text:c="2"/></text:span><text:span text:style-name="T2">2</text:span></text:p>
          </draw:text-box>
        </draw:frame>
        <draw:frame draw:style-name="gr5" draw:text-style-name="P5" draw:layer="layout" svg:width="1.243cm" svg:height="1.039cm" svg:x="7.457cm" svg:y="7.539cm">
          <draw:text-box>
            <text:p><text:span text:style-name="T2">CPU</text:span></text:p>
            <text:p><text:span text:style-name="T2"><text:s text:c="2"/></text:span><text:span text:style-name="T2">3</text:span></text:p>
          </draw:text-box>
        </draw:frame>
        <draw:custom-shape draw:style-name="gr8" draw:text-style-name="P3" draw:layer="layout" svg:width="6.5cm" svg:height="0.8cm" svg:x="9.2cm" svg:y="6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88cm" svg:height="0.806cm" svg:x="11.312cm" svg:y="6.6cm">
          <draw:text-box>
            <text:p><text:span text:style-name="T1">Memory</text:span></text:p>
          </draw:text-box>
        </draw:frame>
        <draw:custom-shape draw:style-name="gr9" draw:text-style-name="P2" draw:layer="layout" svg:width="3.1cm" svg:height="1.1cm" svg:x="9.2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9.5cm" svg:y="7.6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11.1cm" svg:y="7.63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43cm" svg:height="1.039cm" svg:x="9.357cm" svg:y="7.5cm">
          <draw:text-box>
            <text:p><text:span text:style-name="T2">CPU</text:span></text:p>
            <text:p><text:span text:style-name="T2"><text:s text:c="2"/></text:span><text:span text:style-name="T2">0</text:span></text:p>
          </draw:text-box>
        </draw:frame>
        <draw:frame draw:style-name="gr5" draw:text-style-name="P5" draw:layer="layout" svg:width="1.243cm" svg:height="1.039cm" svg:x="10.957cm" svg:y="7.539cm">
          <draw:text-box>
            <text:p><text:span text:style-name="T2">CPU</text:span></text:p>
            <text:p><text:span text:style-name="T2"><text:s text:c="2"/></text:span><text:span text:style-name="T2">1</text:span></text:p>
          </draw:text-box>
        </draw:frame>
        <draw:custom-shape draw:style-name="gr9" draw:text-style-name="P2" draw:layer="layout" svg:width="3.1cm" svg:height="1.1cm" svg:x="12.6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12.9cm" svg:y="7.6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8cm" svg:x="14.5cm" svg:y="7.63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43cm" svg:height="1.039cm" svg:x="12.757cm" svg:y="7.5cm">
          <draw:text-box>
            <text:p><text:span text:style-name="T2">CPU</text:span></text:p>
            <text:p><text:span text:style-name="T2"><text:s text:c="2"/></text:span><text:span text:style-name="T2">2</text:span></text:p>
          </draw:text-box>
        </draw:frame>
        <draw:frame draw:style-name="gr5" draw:text-style-name="P5" draw:layer="layout" svg:width="1.243cm" svg:height="1.039cm" svg:x="14.357cm" svg:y="7.539cm">
          <draw:text-box>
            <text:p><text:span text:style-name="T2">CPU</text:span></text:p>
            <text:p><text:span text:style-name="T2"><text:s text:c="2"/></text:span><text:span text:style-name="T2">3</text:span></text:p>
          </draw:text-box>
        </draw:frame>
        <draw:custom-shape draw:style-name="gr10" draw:text-style-name="P3" draw:layer="layout" svg:width="13.4cm" svg:height="0.8cm" svg:x="2.3cm" svg:y="8.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749cm" svg:height="0.806cm" svg:x="7.4cm" svg:y="8.794cm">
          <draw:text-box>
            <text:p><text:span text:style-name="T1">global Memory</text:span></text:p>
          </draw:text-box>
        </draw:frame>
        <draw:custom-shape draw:style-name="gr11" draw:text-style-name="P6" draw:layer="layout" svg:width="6.7cm" svg:height="2.2cm" svg:x="9.1cm" svg:y="6.5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6.4cm" svg:y1="8cm" svg:x2="15.5cm" svg:y2="8.1cm">
          <text:p/>
        </draw:line>
        <draw:line draw:style-name="gr13" draw:text-style-name="P3" draw:layer="layout" svg:x1="16.4cm" svg:y1="7.2cm" svg:x2="15.7cm" svg:y2="7.5cm">
          <text:p/>
        </draw:line>
        <draw:frame draw:style-name="gr5" draw:text-style-name="P8" draw:layer="layout" svg:width="1.878cm" svg:height="0.962cm" svg:x="16.2cm" svg:y="6.7cm">
          <draw:text-box>
            <text:p text:style-name="P7"><text:span text:style-name="T3">SMP</text:span></text:p>
          </draw:text-box>
        </draw:frame>
        <draw:frame draw:style-name="gr5" draw:text-style-name="P10" draw:layer="layout" svg:width="1.844cm" svg:height="0.962cm" svg:x="16.2cm" svg:y="7.538cm">
          <draw:text-box>
            <text:p text:style-name="P9"><text:span text:style-name="T4">SMT</text:span></text:p>
          </draw:text-box>
        </draw:frame>
        <draw:frame draw:style-name="gr5" draw:text-style-name="P11" draw:layer="layout" svg:width="3.88cm" svg:height="0.962cm" svg:x="9.22cm" svg:y="5.038cm">
          <draw:text-box>
            <text:p><text:span text:style-name="T5">N</text:span><text:span text:style-name="T5">u</text:span><text:span text:style-name="T5">m</text:span><text:span text:style-name="T5">a </text:span><text:span text:style-name="T5">N</text:span><text:span text:style-name="T5">o</text:span><text:span text:style-name="T5">d</text:span><text:span text:style-name="T5">e</text:span></text:p>
          </draw:text-box>
        </draw:frame>
        <draw:line draw:style-name="gr13" draw:text-style-name="P3" draw:layer="layout" svg:x1="9.8cm" svg:y1="3.6cm" svg:x2="8.7cm" svg:y2="3.6cm">
          <text:p/>
        </draw:line>
        <draw:frame draw:style-name="gr5" draw:text-style-name="P8" draw:layer="layout" svg:width="3.427cm" svg:height="0.962cm" svg:x="9.673cm" svg:y="3.038cm">
          <draw:text-box>
            <text:p text:style-name="P7"><text:span text:style-name="T3">SMP-CP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ts-i011</meta:initial-creator>
    <meta:creation-date>2019-01-20T12:38:40.621285747</meta:creation-date>
    <dc:date>2019-01-20T12:50:42.176735499</dc:date>
    <dc:creator>its-i011</dc:creator>
    <meta:editing-duration>PT1M40S</meta:editing-duration>
    <meta:editing-cycles>1</meta:editing-cycles>
    <meta:document-statistic meta:object-count="52"/>
    <meta:generator>LibreOffice/5.1.6.2$Linux_X86_64 LibreOffice_project/10m0$Build-2</meta:generator>
  </office:meta>
</office:document-meta>
</file>